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84828119165901</text:p>
          </table:table-cell>
          <table:table-cell office:value-type="string" calcext:value-type="string">
            <text:p>2023-03-27 19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0292" calcext:value-type="float">
            <text:p>38.60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828119165901</text:p>
          </table:table-cell>
          <table:table-cell office:value-type="string" calcext:value-type="string">
            <text:p>2022-12-05 20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37616" calcext:value-type="float">
            <text:p>38.83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828119165901</text:p>
          </table:table-cell>
          <table:table-cell office:value-type="string" calcext:value-type="string">
            <text:p>2022-03-30 19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98248" calcext:value-type="float">
            <text:p>37.798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828119165901</text:p>
          </table:table-cell>
          <table:table-cell office:value-type="string" calcext:value-type="string">
            <text:p>2021-11-29 20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66472" calcext:value-type="float">
            <text:p>38.066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828119165901</text:p>
          </table:table-cell>
          <table:table-cell office:value-type="string" calcext:value-type="string">
            <text:p>2021-03-02 20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046" calcext:value-type="float">
            <text:p>36.80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828119165901</text:p>
          </table:table-cell>
          <table:table-cell office:value-type="string" calcext:value-type="string">
            <text:p>2020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73408" calcext:value-type="float">
            <text:p>37.173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828119165901</text:p>
          </table:table-cell>
          <table:table-cell office:value-type="string" calcext:value-type="string">
            <text:p>2020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40592" calcext:value-type="float">
            <text:p>36.74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828119165901</text:p>
          </table:table-cell>
          <table:table-cell office:value-type="string" calcext:value-type="string">
            <text:p>2019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8644" calcext:value-type="float">
            <text:p>36.28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828119165901</text:p>
          </table:table-cell>
          <table:table-cell office:value-type="string" calcext:value-type="string">
            <text:p>2019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40008" calcext:value-type="float">
            <text:p>36.640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828119165901</text:p>
          </table:table-cell>
          <table:table-cell office:value-type="string" calcext:value-type="string">
            <text:p>2018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13032" calcext:value-type="float">
            <text:p>37.213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828119165901</text:p>
          </table:table-cell>
          <table:table-cell office:value-type="string" calcext:value-type="string">
            <text:p>2018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60176" calcext:value-type="float">
            <text:p>36.46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828119165901</text:p>
          </table:table-cell>
          <table:table-cell office:value-type="string" calcext:value-type="string">
            <text:p>2017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99672" calcext:value-type="float">
            <text:p>36.99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828119165901</text:p>
          </table:table-cell>
          <table:table-cell office:value-type="string" calcext:value-type="string">
            <text:p>2017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6848" calcext:value-type="float">
            <text:p>37.36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828119165901</text:p>
          </table:table-cell>
          <table:table-cell office:value-type="string" calcext:value-type="string">
            <text:p>2016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59336" calcext:value-type="float">
            <text:p>37.35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828119165901</text:p>
          </table:table-cell>
          <table:table-cell office:value-type="string" calcext:value-type="string">
            <text:p>2016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83392" calcext:value-type="float">
            <text:p>36.283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828119165901</text:p>
          </table:table-cell>
          <table:table-cell office:value-type="string" calcext:value-type="string">
            <text:p>2015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6744" calcext:value-type="float">
            <text:p>36.66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828119165901</text:p>
          </table:table-cell>
          <table:table-cell office:value-type="string" calcext:value-type="string">
            <text:p>2015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98176" calcext:value-type="float">
            <text:p>35.69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828119165901</text:p>
          </table:table-cell>
          <table:table-cell office:value-type="string" calcext:value-type="string">
            <text:p>2014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68536" calcext:value-type="float">
            <text:p>34.76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828119165901</text:p>
          </table:table-cell>
          <table:table-cell office:value-type="string" calcext:value-type="string">
            <text:p>2013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758" calcext:value-type="float">
            <text:p>34.97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828119165901</text:p>
          </table:table-cell>
          <table:table-cell office:value-type="string" calcext:value-type="string">
            <text:p>2013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88376" calcext:value-type="float">
            <text:p>33.488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828119165901</text:p>
          </table:table-cell>
          <table:table-cell office:value-type="string" calcext:value-type="string">
            <text:p>2012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49792" calcext:value-type="float">
            <text:p>34.149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828119165901</text:p>
          </table:table-cell>
          <table:table-cell office:value-type="string" calcext:value-type="string">
            <text:p>2012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4972" calcext:value-type="float">
            <text:p>32.04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828119165901</text:p>
          </table:table-cell>
          <table:table-cell office:value-type="string" calcext:value-type="string">
            <text:p>2011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0024" calcext:value-type="float">
            <text:p>32.4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828119165901</text:p>
          </table:table-cell>
          <table:table-cell office:value-type="string" calcext:value-type="string">
            <text:p>2011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9836" calcext:value-type="float">
            <text:p>32.598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828119165901</text:p>
          </table:table-cell>
          <table:table-cell office:value-type="string" calcext:value-type="string">
            <text:p>2010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2696" calcext:value-type="float">
            <text:p>32.82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828119165901</text:p>
          </table:table-cell>
          <table:table-cell office:value-type="string" calcext:value-type="string">
            <text:p>2006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83888" calcext:value-type="float">
            <text:p>29.583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828119165901</text:p>
          </table:table-cell>
          <table:table-cell office:value-type="string" calcext:value-type="string">
            <text:p>2006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05808" calcext:value-type="float">
            <text:p>29.705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828119165901</text:p>
          </table:table-cell>
          <table:table-cell office:value-type="string" calcext:value-type="string">
            <text:p>2005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60544" calcext:value-type="float">
            <text:p>30.260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828119165901</text:p>
          </table:table-cell>
          <table:table-cell office:value-type="string" calcext:value-type="string">
            <text:p>2005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90568" calcext:value-type="float">
            <text:p>29.69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828119165901</text:p>
          </table:table-cell>
          <table:table-cell office:value-type="string" calcext:value-type="string">
            <text:p>2004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19752" calcext:value-type="float">
            <text:p>30.01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828119165901</text:p>
          </table:table-cell>
          <table:table-cell office:value-type="string" calcext:value-type="string">
            <text:p>200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024" calcext:value-type="float">
            <text:p>28.5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828119165901</text:p>
          </table:table-cell>
          <table:table-cell office:value-type="string" calcext:value-type="string">
            <text:p>2000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888" calcext:value-type="float">
            <text:p>24.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4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96" meta:object-count="0"/>
    <meta:user-defined meta:name="AppVersion">3.0</meta:user-defined>
  </office:meta>
</office:document-meta>
</file>